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applications apple</text:p>
      <text:p text:style-name="P1"/>
      <text:list xml:id="list4390768808562158081" text:style-name="L1">
        <text:list-item>
          <text:p text:style-name="P3">intro</text:p>
          <text:list>
            <text:list-item>
              <text:p text:style-name="P4">appareils apple visés</text:p>
            </text:list-item>
            <text:list-item>
              <text:p text:style-name="P4">nom système d'exploitation apple mobile</text:p>
            </text:list-item>
            <text:list-item>
              <text:p text:style-name="P4">plateforme resencent applications apple</text:p>
            </text:list-item>
            <text:list-item>
              <text:p text:style-name="P4">IDE</text:p>
            </text:list-item>
            <text:list-item>
              <text:p text:style-name="P4">Langage (code 3 catégories de choses générales)</text:p>
            </text:list-item>
          </text:list>
        </text:list-item>
        <text:list-item>
          <text:p text:style-name="P3">ce qu'il faut savoir avant de commencer</text:p>
          <text:list>
            <text:list-item>
              <text:p text:style-name="P3">l'équipement du codeur</text:p>
              <text:list>
                <text:list-item>
                  <text:p text:style-name="P3">configuration ordi</text:p>
                  <text:list>
                    <text:list-item>
                      <text:p text:style-name="P4">marque ordi</text:p>
                    </text:list-item>
                    <text:list-item>
                      <text:p text:style-name="P4">marque processeur</text:p>
                    </text:list-item>
                    <text:list-item>
                      <text:p text:style-name="P4">capacité RAM</text:p>
                    </text:list-item>
                    <text:list-item>
                      <text:p text:style-name="P4">OS acceptés (4 ? - connaître nom et numéro version)</text:p>
                    </text:list-item>
                    <text:list-item>
                      <text:p text:style-name="P4">connection appareil (2 possibles)</text:p>
                    </text:list-item>
                  </text:list>
                </text:list-item>
                <text:list-item>
                  <text:p text:style-name="P3">appareils nécessaires</text:p>
                  <text:list>
                    <text:list-item>
                      <text:p text:style-name="P5">3, acheter plus tard si argent (reconditionnés : 600€ les 2 manquants)</text:p>
                    </text:list-item>
                    <text:list-item>
                      <text:p text:style-name="P5">simulation = pas bien (raisons)</text:p>
                    </text:list-item>
                    <text:list-item>
                      <text:p text:style-name="P5">terme utilisé pour ce genre d'appareils</text:p>
                    </text:list-item>
                  </text:list>
                </text:list-item>
                <text:list-item>
                  <text:p text:style-name="P3">devices</text:p>
                  <text:list>
                    <text:list-item>
                      <text:p text:style-name="P3">iphone</text:p>
                      <text:list>
                        <text:list-item>
                          <text:p text:style-name="P5">commande vocale</text:p>
                        </text:list-item>
                        <text:list-item>
                          <text:p text:style-name="P5">(+ visio conférence etc)</text:p>
                        </text:list-item>
                      </text:list>
                    </text:list-item>
                    <text:list-item>
                      <text:p text:style-name="P3">ipod-tuch</text:p>
                      <text:list>
                        <text:list-item>
                          <text:p text:style-name="P5">visio conférence aussi (à partir 4)</text:p>
                        </text:list-item>
                        <text:list-item>
                          <text:p text:style-name="P5">toutes applis iphone</text:p>
                        </text:list-item>
                        <text:list-item>
                          <text:p text:style-name="P5">internet via wi-fi</text:p>
                        </text:list-item>
                      </text:list>
                    </text:list-item>
                    <text:list-item>
                      <text:p text:style-name="P3">ipad</text:p>
                      <text:list>
                        <text:list-item>
                          <text:p text:style-name="P5">visio aussi (à partir 2)</text:p>
                        </text:list-item>
                        <text:list-item>
                          <text:p text:style-name="P5">toutes applis iphone + applis propres à ipad</text:p>
                        </text:list-item>
                      </text:list>
                    </text:list-item>
                  </text:list>
                </text:list-item>
                <text:list-item>
                  <text:p text:style-name="P3">limitations appareils</text:p>
                  <text:list>
                    <text:list-item>
                      <text:p text:style-name="P3">définition image</text:p>
                      <text:list>
                        <text:list-item>
                          <text:p text:style-name="P5">ipod touch et iphone 3</text:p>
                        </text:list-item>
                        <text:list-item>
                          <text:p text:style-name="P5">ipod touch et iphone 4</text:p>
                        </text:list-item>
                        <text:list-item>
                          <text:p text:style-name="P5">ipad 1 et 2</text:p>
                        </text:list-item>
                        <text:list-item>
                          <text:p text:style-name="P5">ipad 3</text:p>
                        </text:list-item>
                      </text:list>
                    </text:list-item>
                    <text:list-item>
                      <text:p text:style-name="P3">RAM</text:p>
                      <text:list>
                        <text:list-item>
                          <text:p text:style-name="P5">ipod touch 3 8go mémoire flash</text:p>
                        </text:list-item>
                        <text:list-item>
                          <text:p text:style-name="P5">ipod touch 3 &gt; 8go + ipod touch 4 + iphone 3 + ipad 1</text:p>
                        </text:list-item>
                        <text:list-item>
                          <text:p text:style-name="P5">iphone 4 + ipad 2</text:p>
                        </text:list-item>
                        <text:list-item>
                          <text:p text:style-name="P5">ipad 3</text:p>
                        </text:list-item>
                      </text:list>
                    </text:list-item>
                    <text:list-item>
                      <text:p text:style-name="P5">contraintes liées à définition et RAM</text:p>
                    </text:list-item>
                  </text:list>
                </text:list-item>
                <text:list-item>
                  <text:p text:style-name="P3">API</text:p>
                  <text:list>
                    <text:list-item>
                      <text:p text:style-name="P5">définition</text:p>
                    </text:list-item>
                    <text:list-item>
                      <text:p text:style-name="P5">API utilisée</text:p>
                    </text:list-item>
                  </text:list>
                </text:list-item>
              </text:list>
            </text:list-item>
            <text:list-item>
              <text:p text:style-name="P3">Un premier développement</text:p>
              <text:list>
                <text:list-item>
                  <text:p text:style-name="P3">création de l'application</text:p>
                  <text:list>
                    <text:list-item>
                      <text:p text:style-name="P3">créer une appli pour iphone (créer projet, choisir mode etc, caractéristiques etc)</text:p>
                    </text:list-item>
                    <text:list-item>
                      <text:p text:style-name="P3"><text:soft-page-break/>aller dans le storyboard principal</text:p>
                    </text:list-item>
                    <text:list-item>
                      <text:p text:style-name="P3">afficher / masquer le volet utilitaires</text:p>
                    </text:list-item>
                    <text:list-item>
                      <text:p text:style-name="P3">afficher les bibliothèques</text:p>
                    </text:list-item>
                    <text:list-item>
                      <text:p text:style-name="P3">changer le mode de présentation de ces dernières</text:p>
                    </text:list-item>
                    <text:list-item>
                      <text:p text:style-name="P3">mettre un label dans la zone d'édition</text:p>
                    </text:list-item>
                    <text:list-item>
                      <text:p text:style-name="P3">mettre un bouton</text:p>
                    </text:list-item>
                    <text:list-item>
                      <text:p text:style-name="P3">changer le texte du label et du bouton</text:p>
                    </text:list-item>
                    <text:list-item>
                      <text:p text:style-name="P3">afficher le fichier .h view controller</text:p>
                    </text:list-item>
                    <text:list-item>
                      <text:p text:style-name="P3">que contient le .h view controller ?</text:p>
                    </text:list-item>
                    <text:list-item>
                      <text:p text:style-name="P3">déclarer le label dans le viewcontroller</text:p>
                    </text:list-item>
                    <text:list-item>
                      <text:p text:style-name="P3"/>
                    </text:list-item>
                  </text:list>
                </text:list-item>
                <text:list-item>
                  <text:p text:style-name="P3"/>
                </text:list-item>
              </text:list>
            </text:list-item>
            <text:list-item>
              <text:p text:style-name="P3"/>
            </text:list-item>
          </text:list>
        </text:list-item>
        <text:list-item>
          <text:p text:style-name="P3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5:22:35</meta:creation-date>
    <meta:generator>OpenOffice.org/3.4.1$Unix OpenOffice.org_project/341m1$Build-9593</meta:generator>
    <dc:date>2013-01-20T13:06:02</dc:date>
    <meta:editing-duration>PT5H54M27S</meta:editing-duration>
    <meta:editing-cycles>63</meta:editing-cycles>
    <meta:document-statistic meta:table-count="0" meta:image-count="0" meta:object-count="0" meta:page-count="2" meta:paragraph-count="58" meta:word-count="309" meta:character-count="1566"/>
  </office:meta>
</office:document-meta>
</file>